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02cm" svg:stroke-color="#000000" draw:marker-start-width="0.352cm" draw:marker-end="Arrow" draw:marker-end-width="0.452cm" draw:fill="none" draw:fill-color="#33ff99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1.782cm"/>
    </style:style>
    <style:style style:name="gr4" style:family="graphic" style:parent-style-name="objectwithoutfill">
      <style:graphic-properties svg:stroke-width="0.102cm" svg:stroke-color="#000000" draw:marker-start="Arrow" draw:marker-start-width="0.452cm" draw:marker-end="Arrow" draw:marker-end-width="0.452cm" draw:fill="none" draw:fill-color="#33ff99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02cm" svg:stroke-color="#000000" draw:marker-start="Arrow" draw:marker-start-width="0.452cm" draw:marker-end="Arrow" draw:marker-end-width="0.452cm" draw:fill="none" draw:fill-color="#ffffff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style:font-size-asian="40pt" style:font-size-complex="40pt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0.16cm" svg:height="6.223cm" svg:x="11.349cm" svg:y="4.71cm">
          <text:p text:style-name="P1"><text:span text:style-name="T1">Optimiz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6.429cm" svg:y1="3.44cm" svg:x2="16.429cm" svg:y2="4.71cm" draw:start-shape="id1" draw:start-glue-point="2" draw:end-shape="id2" svg:d="m16429 3440v1270" svg:viewBox="0 0 1 1271">
          <text:p/>
        </draw:connector>
        <draw:frame draw:style-name="gr3" draw:text-style-name="P2" xml:id="id1" draw:id="id1" draw:layer="layout" svg:width="20.066cm" svg:height="2.032cm" svg:x="6.396cm" svg:y="1.408cm">
          <draw:text-box>
            <text:p text:style-name="P1"><text:span text:style-name="T2">Matrix Computation Task</text:span></text:p>
          </draw:text-box>
        </draw:frame>
        <draw:connector draw:style-name="gr4" draw:text-style-name="P1" draw:layer="layout" draw:type="line" svg:x1="11.349cm" svg:y1="7.821cm" svg:x2="8.809cm" svg:y2="7.885cm" draw:start-shape="id2" draw:start-glue-point="3" draw:end-shape="id3" draw:end-glue-point="1" svg:d="m11349 7821-2540 64" svg:viewBox="0 0 2541 65">
          <text:p/>
        </draw:connector>
        <draw:custom-shape draw:style-name="gr1" draw:text-style-name="P1" xml:id="id3" draw:id="id3" draw:layer="layout" svg:width="7.366cm" svg:height="5.08cm" svg:x="1.443cm" svg:y="5.345cm">
          <text:p text:style-name="P1"><text:span text:style-name="T1">Data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10.668cm" svg:height="2.413cm" svg:x="11.095cm" svg:y="13.092cm">
          <text:p text:style-name="P1"><text:span text:style-name="T2">SparkR 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6.429cm" svg:y1="10.933cm" svg:x2="16.429cm" svg:y2="13.092cm" draw:start-shape="id2" draw:start-glue-point="2" draw:end-shape="id4" draw:end-glue-point="0" svg:d="m16429 10933v2159" svg:viewBox="0 0 1 2160">
          <text:p/>
        </draw:connector>
        <draw:connector draw:style-name="gr2" draw:text-style-name="P1" draw:layer="layout" draw:type="curve" svg:x1="21.763cm" svg:y1="14.298cm" svg:x2="21.509cm" svg:y2="7.821cm" draw:start-shape="id4" draw:start-glue-point="1" draw:end-shape="id2" svg:d="m21763 14298c828 0 955-6477-254-6477" svg:viewBox="0 0 893 6478">
          <text:p/>
        </draw:connector>
        <draw:custom-shape draw:style-name="gr1" draw:text-style-name="P3" xml:id="id5" draw:id="id5" draw:layer="layout" svg:width="6.35cm" svg:height="1.397cm" svg:x="6.65cm" svg:y="18.299cm">
          <text:p text:style-name="P1"><text:span text:style-name="T3">SparkR Sla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9.825cm" svg:y1="18.299cm" svg:x2="16.429cm" svg:y2="15.505cm" draw:start-shape="id5" draw:start-glue-point="0" draw:end-shape="id4" draw:end-glue-point="2" svg:d="m9825 18299 6604-2794" svg:viewBox="0 0 6605 2795">
          <text:p/>
        </draw:connector>
        <draw:connector draw:style-name="gr5" draw:text-style-name="P1" draw:layer="layout" draw:type="line" svg:x1="16.429cm" svg:y1="18.299cm" svg:x2="16.429cm" svg:y2="15.505cm" draw:start-shape="id6" draw:start-glue-point="0" draw:end-shape="id4" draw:end-glue-point="2" svg:d="m16429 18299v-2794" svg:viewBox="0 0 1 2795">
          <text:p/>
        </draw:connector>
        <draw:connector draw:style-name="gr5" draw:text-style-name="P1" draw:layer="layout" draw:type="line" svg:x1="23.033cm" svg:y1="18.299cm" svg:x2="16.429cm" svg:y2="15.505cm" draw:start-shape="id7" draw:start-glue-point="0" draw:end-shape="id4" draw:end-glue-point="2" svg:d="m23033 18299-6604-2794" svg:viewBox="0 0 6605 2795">
          <text:p/>
        </draw:connector>
        <draw:custom-shape draw:style-name="gr1" draw:text-style-name="P3" xml:id="id6" draw:id="id6" draw:layer="layout" svg:width="6.35cm" svg:height="1.397cm" svg:x="13.254cm" svg:y="18.299cm">
          <text:p text:style-name="P1"><text:span text:style-name="T3">SparkR Sla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7" draw:id="id7" draw:layer="layout" svg:width="6.35cm" svg:height="1.397cm" svg:x="19.858cm" svg:y="18.299cm">
          <text:p text:style-name="P1"><text:span text:style-name="T3">SparkR Sla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nah Brown-Cohen</meta:initial-creator>
    <meta:creation-date>2013-12-06T15:10:42.391509447</meta:creation-date>
    <dc:date>2013-12-09T11:28:01.547564734</dc:date>
    <dc:creator>Tselil Schramm</dc:creator>
    <meta:editing-duration>PT17M5S</meta:editing-duration>
    <meta:editing-cycles>4</meta:editing-cycles>
    <meta:generator>LibreOffice/4.1.2.3$Linux_X86_64 LibreOffice_project/410m0$Build-3</meta:generator>
    <meta:document-statistic meta:object-count="14"/>
  </office:meta>
</office:document-meta>
</file>